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officeooo:paragraph-rsid="001a5f8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a5f8d" style:font-size-asian="14pt" style:font-size-complex="14pt"/>
    </style:style>
    <style:style style:name="T3" style:family="text">
      <style:text-properties officeooo:rsid="001a5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3">TERMINAL</text:span></text:span></text:p>
      <text:p text:style-name="Text_20_body"><text:span text:style-name="Source_20_Text"/></text:p>
      <text:p text:style-name="Text_20_body"><text:span text:style-name="Source_20_Text">ls</text:span> : La liste des fichiers et dossiers installés dans votre dossier utilisateur apparaît.</text:p>
      <text:p text:style-name="Text_20_body"/>
      <text:p text:style-name="Text_20_body"><text:span text:style-name="Source_20_Text">ls -a</text:span> : La liste de TOUS les éléments du dossier utilisateur, y compris les éléments invisibles, apparaît.</text:p>
      <text:p text:style-name="Text_20_body"/>
      <text:p text:style-name="Text_20_body"><text:span text:style-name="Source_20_Text">ls -a Documents</text:span> : La liste de TOUS les éléments du dossier « Documents » apparaît (vous pouvez substituer « Documents » par un autre nom de dossier.</text:p>
      <text:p text:style-name="Text_20_body"/>
      <text:p text:style-name="Text_20_body"><text:span text:style-name="Source_20_Text">ls -l</text:span> : Donne plus de détails que la commande ls : Apparaissent les permissions, le propriétaire, le groupe etc…</text:p>
      <text:p text:style-name="Text_20_body"/>
      <text:p text:style-name="Text_20_body"><text:span text:style-name="Source_20_Text">man</text:span> : Cette commande vous indique à quoi correspond telle ou telle commande du terminal. Par exemple, tapez man ls : Cela vous indiquera à quoi correspond la commande ls</text:p>
      <text:p text:style-name="Text_20_body"/>
      <text:p text:style-name="Text_20_body"><text:span text:style-name="Source_20_Text">pwd</text:span> : (Print Working Directory) Cette commande affiche le chemin absolu vers le répertoire dans lequel vous vous trouvez. Ceci vous permettra de vous localiser à tout moment dans l’arborescence OS X.</text:p>
      <text:p text:style-name="Text_20_body"><text:span text:style-name="Source_20_Text"><text:span text:style-name="T1">cd</text:span></text:span><text:span text:style-name="T1"> : (Change Directory) Pour changer de répertoire. Par exemple pour se rendre dans le répertoire de Marc, on tapera cd /Users/Marc</text:span></text:p>
      <text:p text:style-name="Text_20_body"><text:span text:style-name="T1"/></text:p>
      <text:p text:style-name="P2"><text:span text:style-name="Source_20_Text"><text:span text:style-name="T1">cp</text:span></text:span><text:span text:style-name="T1"> : Sert à copier un fichier : Par exemple pour copier le fichier</text:span></text:p>
      <text:p text:style-name="P2"><text:span text:style-name="T1"><text:s/></text:span><text:span text:style-name="Source_20_Text"><text:span text:style-name="T1">User/Marc/documents/texte.doc</text:span></text:span><text:span text:style-name="T1"> dans le répertoire « important », il faudra taper la commande : </text:span><text:span text:style-name="Source_20_Text"><text:span text:style-name="T1">cp /Users/Marc/Documents/texte.doc Users/Marc/Documents/Important/texte.doc</text:span></text:span></text:p>
      <text:p text:style-name="P2"><text:span text:style-name="Source_20_Text"><text:span text:style-name="T1"/></text:span></text:p>
      <text:p text:style-name="Text_20_body"><text:span text:style-name="Source_20_Text"><text:span text:style-name="T1">mv</text:span></text:span><text:span text:style-name="T1"> : Sert à déplacer un fichier d’un répertoire vers un autre. (Même procédure que pour copier un fichier)</text:span></text:p>
      <text:p text:style-name="Text_20_body"><text:span text:style-name="T1"/></text:p>
      <text:p text:style-name="Text_20_body"><text:span text:style-name="Source_20_Text"><text:span text:style-name="T1">rm</text:span></text:span><text:span text:style-name="T1"> : Sert à supprimer définitivement un fichier. Par exemple : rm texte.doc</text:span></text:p>
      <text:p text:style-name="Text_20_body"><text:span text:style-name="T1"/></text:p>
      <text:p text:style-name="Text_20_body"><text:soft-page-break/><text:span text:style-name="Source_20_Text"><text:span text:style-name="T1">rmdir</text:span></text:span><text:span text:style-name="T1"> : Sert à supprimer définitivement un dossier vide. Par exemple : </text:span><text:span text:style-name="Source_20_Text"><text:span text:style-name="T1">rmdir tartampion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top</text:span></text:span><text:span text:style-name="T1"> : Permet de voir les process en cours. Pour quitter tapez « q ».</text:span></text:p>
      <text:p text:style-name="Text_20_body"><text:span text:style-name="T1"/></text:p>
      <text:p text:style-name="Text_20_body"><text:span text:style-name="Source_20_Text"><text:span text:style-name="T1">df -h</text:span></text:span><text:span text:style-name="T1"> : Affiche la liste des volumes montés sur votre Mac et les caractéristiques de ceux-ci (très pratique).</text:span></text:p>
      <text:p text:style-name="Text_20_body"><text:span text:style-name="T1"/></text:p>
      <text:p text:style-name="Text_20_body"><text:span text:style-name="Source_20_Text"><text:span text:style-name="T1">chown</text:span></text:span><text:span text:style-name="T1"> : Pour changer le propriétaire d’un fichier.</text:span></text:p>
      <text:p text:style-name="Text_20_body"><text:span text:style-name="T1"/></text:p>
      <text:p text:style-name="Text_20_body"><text:span text:style-name="Source_20_Text"><text:span text:style-name="T1">mkdir</text:span></text:span><text:span text:style-name="T1"> : Pour créer un répertoir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9:14.170069938</meta:creation-date>
    <dc:date>2019-01-22T10:03:30.920525275</dc:date>
    <meta:editing-duration>PT4M17S</meta:editing-duration>
    <meta:editing-cycles>1</meta:editing-cycles>
    <meta:document-statistic meta:table-count="0" meta:image-count="0" meta:object-count="0" meta:page-count="2" meta:paragraph-count="17" meta:word-count="289" meta:character-count="1726" meta:non-whitespace-character-count="1453"/>
    <meta:generator>LibreOffice/6.0.7.3$Linux_X86_64 LibreOffice_project/00m0$Build-3</meta:generator>
  </office:meta>
</office:document-meta>
</file>